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5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4.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default-cell-style-name="ce3"/>
        <table:table-column table:style-name="co4" table:default-cell-style-name="Default"/>
        <table:table-column table:style-name="co6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entradas</text:p>
          </table:table-cell>
          <table:table-cell office:value-type="string" calcext:value-type="string">
            <text:p>salida</text:p>
          </table:table-cell>
          <table:table-cell/>
          <table:table-cell office:value-type="string" calcext:value-type="string">
            <text:p>entradas </text:p>
          </table:table-cell>
          <table:table-cell table:style-name="Default" office:value-type="string" calcext:value-type="string">
            <text:p>salida</text:p>
          </table:table-cell>
          <table:table-cell table:style-name="Default"/>
          <table:table-cell/>
          <table:table-cell table:style-name="Default" office:value-type="string" calcext:value-type="string">
            <text:p>entrada </text:p>
          </table:table-cell>
          <table:table-cell office:value-type="string" calcext:value-type="string">
            <text:p>salida</text:p>
          </table:table-cell>
          <table:table-cell table:style-name="Default"/>
        </table:table-row>
        <table:table-row table:style-name="ro1">
          <table:table-cell office:value-type="string" calcext:value-type="string">
            <text:p>&lt;=1</text:p>
          </table:table-cell>
          <table:table-cell table:style-name="ce1" office:value-type="percentage" office:value="0.05" calcext:value-type="percentage">
            <text:p>5,00 %</text:p>
          </table:table-cell>
          <table:table-cell/>
          <table:table-cell office:value-type="string" calcext:value-type="string">
            <text:p>&lt;=0,5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1"/>
          <table:table-cell/>
          <table:table-cell table:style-name="Default" office:value-type="string" calcext:value-type="string">
            <text:p>N&lt;=2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&gt;1&lt;=5</text:p>
          </table:table-cell>
          <table:table-cell table:style-name="ce1" office:value-type="percentage" office:value="0.1" calcext:value-type="percentage">
            <text:p>10,00 %</text:p>
          </table:table-cell>
          <table:table-cell/>
          <table:table-cell office:value-type="string" calcext:value-type="string">
            <text:p>&gt;0,5</text:p>
          </table:table-cell>
          <table:table-cell table:style-name="ce1" office:value-type="percentage" office:value="0.1" calcext:value-type="percentage">
            <text:p>10,00 %</text:p>
          </table:table-cell>
          <table:table-cell table:style-name="ce1"/>
          <table:table-cell/>
          <table:table-cell table:style-name="Default" office:value-type="string" calcext:value-type="string">
            <text:p>N&lt;2</text:p>
          </table:table-cell>
          <table:table-cell office:value-type="string" calcext:value-type="string">
            <text:p><text:s/>N*0,10</text:p>
          </table:table-cell>
          <table:table-cell table:style-name="Default"/>
        </table:table-row>
        <table:table-row table:style-name="ro1">
          <table:table-cell office:value-type="string" calcext:value-type="string">
            <text:p>&gt;5</text:p>
          </table:table-cell>
          <table:table-cell table:style-name="ce1" office:value-type="percentage" office:value="0.15" calcext:value-type="percentage">
            <text:p>15,00 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s</text:p>
          </table:table-cell>
          <table:table-cell table:style-name="Default" office:value-type="string" calcext:value-type="string">
            <text:p>Precio base con beneficio</text:p>
          </table:table-cell>
          <table:table-cell office:value-type="string" calcext:value-type="string">
            <text:p>valores entrada</text:p>
          </table:table-cell>
          <table:table-cell table:style-name="Default" office:value-type="string" calcext:value-type="string">
            <text:p>Precio final</text:p>
          </table:table-cell>
        </table:table-row>
        <table:table-row table:style-name="ro1">
          <table:table-cell office:value-type="string" calcext:value-type="string">
            <text:p>Conjetura de error 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1 +Ceve1+2*Cevd1</text:p>
          </table:table-cell>
          <table:table-cell table:formula="of:=[.H6]+[.E10]+[.E16]+[.E16]+[.E21]" office:value-type="currency" office:currency="EUR" office:value="1.4375" calcext:value-type="currency">
            <text:p>1,44 €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1 +Ceve1+2*</text:span>Cevd2</text:p>
          </table:table-cell>
          <table:table-cell table:formula="of:=[.H7]+[.E10]+[.E17]+[.E17]+[.E21]" office:value-type="currency" office:currency="EUR" office:value="1.5625" calcext:value-type="currency">
            <text:p>1,56 €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 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1 +Ceve2+2*</text:span>Cevd1</text:p>
          </table:table-cell>
          <table:table-cell table:formula="of:=[.H8]+[.E10]+[.E16]+[.E16]+[.E22]" office:value-type="currency" office:currency="EUR" office:value="1.7375" calcext:value-type="currency">
            <text:p>1,74 €</text:p>
          </table:table-cell>
        </table:table-row>
        <table:table-row table:style-name="ro1">
          <table:table-cell office:value-type="string" calcext:value-type="string">
            <text:p>Clases de equivalecia peso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style-name="Default" office:value-type="string" calcext:value-type="string">
            <text:p>precio suplementos</text:p>
          </table:table-cell>
          <table:table-cell table:style-name="Default"/>
          <table:table-cell office:value-type="string" calcext:value-type="string">
            <text:p>Caso 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1+Ceve2+2*</text:span>Cevd2</text:p>
          </table:table-cell>
          <table:table-cell table:formula="of:=[.H9]+[.E10]+[.E22]+[.E17]+[.E17]" office:value-type="currency" office:currency="EUR" office:value="1.8625" calcext:value-type="currency">
            <text:p>1,86 €</text:p>
          </table:table-cell>
        </table:table-row>
        <table:table-row table:style-name="ro1">
          <table:table-cell office:value-type="string" calcext:value-type="string">
            <text:p>Cevp1</text:p>
          </table:table-cell>
          <table:table-cell office:value-type="string" calcext:value-type="string">
            <text:p>&lt;=1&amp;&amp;&gt;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D10]*[.H6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2 +Ceve1+2*</text:span>Cevd1</text:p>
          </table:table-cell>
          <table:table-cell table:formula="of:=[.H10]+[.E11]+[.E21]+[.E16]+[.E16]" office:value-type="currency" office:currency="EUR" office:value="1.5" calcext:value-type="currency">
            <text:p>1,50 €</text:p>
          </table:table-cell>
        </table:table-row>
        <table:table-row table:style-name="ro1">
          <table:table-cell office:value-type="string" calcext:value-type="string">
            <text:p>Cevp2</text:p>
          </table:table-cell>
          <table:table-cell office:value-type="string" calcext:value-type="string">
            <text:p>&gt;1&lt;=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D11]*[.H7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2 +Ceve1+2*</text:span>Cevd2</text:p>
          </table:table-cell>
          <table:table-cell table:formula="of:=[.H11]+[.E11]+[.E21]+[.E17]+[.E17]" office:value-type="currency" office:currency="EUR" office:value="1.625" calcext:value-type="currency">
            <text:p>1,63 €</text:p>
          </table:table-cell>
        </table:table-row>
        <table:table-row table:style-name="ro1">
          <table:table-cell office:value-type="string" calcext:value-type="string">
            <text:p>Cevp3</text:p>
          </table:table-cell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table:formula="of:=[.D12]*[.H8]" office:value-type="currency" office:currency="EUR" office:value="0.1875" calcext:value-type="currency">
            <text:p>0,19 €</text:p>
          </table:table-cell>
          <table:table-cell/>
          <table:table-cell office:value-type="string" calcext:value-type="string">
            <text:p>Caso 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2 +Ceve2+2*</text:span>Cevd1</text:p>
          </table:table-cell>
          <table:table-cell table:formula="of:=[.H12]+[.E22]+[.E16]+[.E16]+[.E11]" office:value-type="currency" office:currency="EUR" office:value="1.8" calcext:value-type="currency">
            <text:p>1,80 €</text:p>
          </table:table-cell>
        </table:table-row>
        <table:table-row table:style-name="ro1">
          <table:table-cell office:value-type="string" calcext:value-type="string">
            <text:p>Cenvp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2 +Ceve1+2*</text:span>Cevd2</text:p>
          </table:table-cell>
          <table:table-cell table:formula="of:=[.H13]+[.E21]+[.E17]+[.E17]+[.E11]" office:value-type="currency" office:currency="EUR" office:value="1.625" calcext:value-type="currency">
            <text:p>1,63 €</text:p>
          </table:table-cell>
        </table:table-row>
        <table:table-row table:style-name="ro1">
          <table:table-cell table:number-columns-repeated="4"/>
          <table:table-cell table:formula="of:=[.D14]*[.H10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9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3 +Ceve1+2*</text:span>Cevd1</text:p>
          </table:table-cell>
          <table:table-cell table:formula="of:=[.H14]+[.E12]+[.E21]+[.E16]+[.E16]" office:value-type="currency" office:currency="EUR" office:value="1.5625" calcext:value-type="currency">
            <text:p>1,56 €</text:p>
          </table:table-cell>
        </table:table-row>
        <table:table-row table:style-name="ro1">
          <table:table-cell office:value-type="string" calcext:value-type="string">
            <text:p>Clases de equivalecia dimension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number-columns-repeated="2"/>
          <table:table-cell office:value-type="string" calcext:value-type="string">
            <text:p>Caso 10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3+Ceve1+2*</text:span>Cevd2</text:p>
          </table:table-cell>
          <table:table-cell table:formula="of:=[.H15]+[.E12]+[.E21]+[.E17]+[.E17]" office:value-type="currency" office:currency="EUR" office:value="1.6875" calcext:value-type="currency">
            <text:p>1,69 €</text:p>
          </table:table-cell>
        </table:table-row>
        <table:table-row table:style-name="ro1">
          <table:table-cell office:value-type="string" calcext:value-type="string">
            <text:p>Cevd1</text:p>
          </table:table-cell>
          <table:table-cell office:value-type="string" calcext:value-type="string">
            <text:p>&lt;=0,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table:formula="of:=[.D16]*[.H12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1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3 +Ceve2+2*</text:span>Cevd1</text:p>
          </table:table-cell>
          <table:table-cell table:formula="of:=[.H16]+[.E12]+[.E22]+[.E16]+[.E16]" office:value-type="currency" office:currency="EUR" office:value="1.8625" calcext:value-type="currency">
            <text:p>1,86 €</text:p>
          </table:table-cell>
        </table:table-row>
        <table:table-row table:style-name="ro1">
          <table:table-cell office:value-type="string" calcext:value-type="string">
            <text:p>Cevd2</text:p>
          </table:table-cell>
          <table:table-cell office:value-type="string" calcext:value-type="string">
            <text:p>&gt;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D17]*[.H13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1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Cevp3 +Ceve2+2*</text:span>Cevd2</text:p>
          </table:table-cell>
          <table:table-cell table:formula="of:=[.H17]+[.E12]+[.E17]+[.E17]+[.E22]" office:value-type="currency" office:currency="EUR" office:value="1.9875" calcext:value-type="currency">
            <text:p>1,99 €</text:p>
          </table:table-cell>
        </table:table-row>
        <table:table-row table:style-name="ro1">
          <table:table-cell office:value-type="string" calcext:value-type="string">
            <text:p>Cenvd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1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1 +Ceve1+Cevd1+Cevd2</text:p>
          </table:table-cell>
          <table:table-cell table:formula="of:=[.H18]+[.E10]+[.E16]+[.E17]+[.E21]" office:value-type="currency" office:currency="EUR" office:value="1.5" calcext:value-type="currency">
            <text:p>1,50 €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so 1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1 +Ceve1+Cevd2+Cevd1</text:p>
          </table:table-cell>
          <table:table-cell table:formula="of:=[.H19]+[.E21]+[.E16]+[.E17]" office:value-type="currency" office:currency="EUR" office:value="1.4375" calcext:value-type="currency">
            <text:p>1,44 €</text:p>
          </table:table-cell>
        </table:table-row>
        <table:table-row table:style-name="ro1">
          <table:table-cell office:value-type="string" calcext:value-type="string">
            <text:p>Clases de equivalecia elementos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/>
          <table:table-cell table:style-name="Default"/>
          <table:table-cell office:value-type="string" calcext:value-type="string">
            <text:p>Caso 1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1 +Ceve2+Cevd1+Cevd2</text:p>
          </table:table-cell>
          <table:table-cell table:formula="of:=[.H20]+[.E10]+[.E22]+[.E16]+[.E17]" office:value-type="currency" office:currency="EUR" office:value="1.8" calcext:value-type="currency">
            <text:p>1,80 €</text:p>
          </table:table-cell>
        </table:table-row>
        <table:table-row table:style-name="ro1">
          <table:table-cell office:value-type="string" calcext:value-type="string">
            <text:p>Ceve1</text:p>
          </table:table-cell>
          <table:table-cell office:value-type="string" calcext:value-type="string">
            <text:p>&lt;=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1]*[.H1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1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2 +Ceve1+Cevd1+Cevd2</text:p>
          </table:table-cell>
          <table:table-cell table:formula="of:=[.H21]+[.E11]+[.E21]+[.E16]+[.E17]" office:value-type="currency" office:currency="EUR" office:value="1.5625" calcext:value-type="currency">
            <text:p>1,56 €</text:p>
          </table:table-cell>
        </table:table-row>
        <table:table-row table:style-name="ro1">
          <table:table-cell office:value-type="string" calcext:value-type="string">
            <text:p>Ceve2</text:p>
          </table:table-cell>
          <table:table-cell office:value-type="string" calcext:value-type="string">
            <text:p>&gt;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,3 cents</text:p>
          </table:table-cell>
          <table:table-cell office:value-type="currency" office:currency="EUR" office:value="0.3" calcext:value-type="currency">
            <text:p>0,30 €</text:p>
          </table:table-cell>
          <table:table-cell/>
          <table:table-cell office:value-type="string" calcext:value-type="string">
            <text:p>Caso 1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2 +Ceve2+Cevd1+Cevd2</text:p>
          </table:table-cell>
          <table:table-cell table:formula="of:=[.H22]+[.E11]+[.E22]+[.E16]+[.E17]" office:value-type="currency" office:currency="EUR" office:value="1.8625" calcext:value-type="currency">
            <text:p>1,86 €</text:p>
          </table:table-cell>
        </table:table-row>
        <table:table-row table:style-name="ro1">
          <table:table-cell office:value-type="string" calcext:value-type="string">
            <text:p>Cenve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style-name="Default" table:number-columns-repeated="2"/>
          <table:table-cell office:value-type="string" calcext:value-type="string">
            <text:p>Caso 1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3 +Ceve1+Cevd1+Cevd2</text:p>
          </table:table-cell>
          <table:table-cell table:formula="of:=[.H23]+[.E12]+[.E21]+[.E16]+[.E17]" office:value-type="currency" office:currency="EUR" office:value="1.625" calcext:value-type="currency">
            <text:p>1,63 €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 19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Cevp3 +Ceve2+Cevd1+Cevd2</text:p>
          </table:table-cell>
          <table:table-cell table:formula="of:=[.H24]+[.E12]+[.E22]+[.E17]+[.E16]" office:value-type="currency" office:currency="EUR" office:value="1.925" calcext:value-type="currency">
            <text:p>1,9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13:47.598515681</meta:creation-date>
    <dc:date>2024-02-26T12:31:18.361689571</dc:date>
    <meta:editing-duration>PT28M6S</meta:editing-duration>
    <meta:editing-cycles>4</meta:editing-cycles>
    <meta:generator>LibreOffice/7.3.7.2$Linux_X86_64 LibreOffice_project/30$Build-2</meta:generator>
    <meta:document-statistic meta:table-count="1" meta:cell-count="163" meta:object-count="0"/>
  </office:meta>
</office:document-meta>
</file>